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a concise yet detailed summary of the article, preserving all essential insights:</text:p>
      <text:p text:style-name="Horizontal_20_Line"/>
      <text:h text:style-name="Heading_20_3" text:outline-level="3"><text:span text:style-name="Strong_20_Emphasis">Key Phases of Brain Development and How to Protect It</text:span></text:h>
      <text:p text:style-name="Text_20_body"><text:span text:style-name="Strong_20_Emphasis">1. Childhood (Birth–9 years)</text:span></text:p>
      <text:list text:style-name="L1">
        <text:list-item>
          <text:p text:style-name="P1"><text:span text:style-name="Strong_20_Emphasis">What happens:</text:span> The brain rapidly forms local connections, supporting speech, reasoning, and social bonds. </text:p>
        </text:list-item>
        <text:list-item>
          <text:p text:style-name="P2"><text:span text:style-name="Strong_20_Emphasis">Protection:</text:span> Limit screen time (max 1–2 hours/day before age 5), prioritize real-world play and social interaction, and avoid social media before age 10. </text:p>
        </text:list-item>
      </text:list>
      <text:p text:style-name="Text_20_body"><text:span text:style-name="Strong_20_Emphasis">2. Adolescence (9–32 years)</text:span></text:p>
      <text:list text:style-name="L2">
        <text:list-item>
          <text:p text:style-name="P3"><text:span text:style-name="Strong_20_Emphasis">What happens:</text:span> The brain continues building local connections and develops long-range “express lanes” for complex thinking, decision-making, and memory. This phase lasts much longer than previously thought. </text:p>
        </text:list-item>
        <text:list-item>
          <text:p text:style-name="P4"><text:span text:style-name="Strong_20_Emphasis">Protection:</text:span> Foster real-world friendships and experiences; excessive social media use may harm emotional and personality development. </text:p>
        </text:list-item>
      </text:list>
      <text:p text:style-name="Text_20_body"><text:span text:style-name="Strong_20_Emphasis">3. Adulthood (32–66 years)</text:span></text:p>
      <text:list text:style-name="L3">
        <text:list-item>
          <text:p text:style-name="P5"><text:span text:style-name="Strong_20_Emphasis">What happens:</text:span> The brain stabilizes but begins to shrink (atrophy), especially in the cortex and medial temporal lobe, risking memory loss. </text:p>
        </text:list-item>
        <text:list-item>
          <text:p text:style-name="P6"><text:span text:style-name="Strong_20_Emphasis">Protection:</text:span> Focus on cardiovascular health—exercise 150+ minutes/week, control blood pressure, and avoid high-sugar diets and excess alcohol. </text:p>
        </text:list-item>
      </text:list>
      <text:p text:style-name="Text_20_body"><text:span text:style-name="Strong_20_Emphasis">4. Old Age (66–83 years)</text:span></text:p>
      <text:list text:style-name="L4">
        <text:list-item>
          <text:p text:style-name="P7"><text:span text:style-name="Strong_20_Emphasis">What happens:</text:span> The brain loses long-range connections, making quick decisions and multitasking harder. Metabolism slows, and “zombie” cells accumulate. </text:p>
        </text:list-item>
        <text:list-item>
          <text:p text:style-name="P8"><text:span text:style-name="Strong_20_Emphasis">Protection:</text:span> Improve sleep quality (treat sleep disorders, maintain a regular schedule, avoid daytime naps) to help clear brain waste and reduce cell damage. </text:p>
        </text:list-item>
      </text:list>
      <text:p text:style-name="Text_20_body"><text:span text:style-name="Strong_20_Emphasis">5. Super-Agers (83+ years)</text:span></text:p>
      <text:list text:style-name="L5">
        <text:list-item>
          <text:p text:style-name="P9"><text:span text:style-name="Strong_20_Emphasis">What happens:</text:span> Some individuals retain cognitive health by preserving key brain hubs, despite some atrophy. </text:p>
        </text:list-item>
        <text:list-item>
          <text:p text:style-name="P10"><text:span text:style-name="Strong_20_Emphasis">Protection:</text:span> Stay intellectually and socially active, maintain physical health, and pursue lifelong learning or passion projects. </text:p>
        </text:list-item>
      </text:list>
      <text:p text:style-name="Horizontal_20_Line"/>
      <text:p text:style-name="Text_20_body"><text:span text:style-name="Strong_20_Emphasis">Key Takeaway:</text:span> Brain health is lifelong. Each phase presents unique risks and opportunities—prioritize real-world interactions, cardiovascular health, quality sleep, and ongoing mental engagement to protect and enhance cognition at every ag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5:23:09.260266120</meta:creation-date>
    <dc:date>2026-04-16T15:23:43.493646988</dc:date>
    <meta:editing-duration>PT35S</meta:editing-duration>
    <meta:editing-cycles>1</meta:editing-cycles>
    <meta:document-statistic meta:table-count="0" meta:image-count="0" meta:object-count="0" meta:page-count="1" meta:paragraph-count="18" meta:word-count="283" meta:character-count="1946" meta:non-whitespace-character-count="1688"/>
    <meta:generator>LibreOffice/25.8.6.2$Linux_X86_64 LibreOffice_project/580$Build-2</meta:generator>
  </office:meta>
</office:document-meta>
</file>